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5.002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2.05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Jan-May redone <text:s/>due to summary plot NaN problems</text:p>
          </table:table-cell>
          <table:table-cell table:number-columns-repeated="1005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10-09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table:number-columns-repeated="2"/>
          <table:table-cell office:value-type="string">
            <text:p>ACE_SWE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EDI PP: 2011-09-30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office:value-type="string">
            <text:p>running</text:p>
          </table:table-cell>
          <table:table-cell table:number-columns-repeated="2"/>
          <table:table-cell office:value-type="string">
            <text:p>ACE_SWE,EDI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FGM UP: 2011-10-31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3"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11-18 <text:s/>End of CIS PP: 111130</text:p>
          </table:table-cell>
          <table:table-cell table:number-columns-repeated="1005"/>
        </table:table-row>
        <table:table-row table:style-name="ro1">
          <table:table-cell office:value-type="string">
            <text:p>Dec</text:p>
          </table:table-cell>
          <table:table-cell table:number-columns-repeated="3"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12-31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/02/2012</text:date>, <text:time>15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22T15:35:05</dc:date>
    <meta:editing-duration>PT737H39M14S</meta:editing-duration>
    <meta:editing-cycles>56</meta:editing-cycles>
    <meta:generator>OpenOffice.org/3.2$Unix OpenOffice.org_project/320m12$Build-9483</meta:generator>
    <meta:document-statistic meta:table-count="3" meta:cell-count="585" meta:object-count="0"/>
  </office:meta>
</office:document-meta>
</file>